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90a88a" officeooo:paragraph-rsid="0090a88a" style:font-size-asian="12pt" style:font-name-complex="Times New Roman2" style:font-size-complex="12pt" style:script-type="latin"/>
    </style:style>
    <style:style style:name="P40"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42"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43" style:family="paragraph" style:parent-style-name="Standard">
      <style:paragraph-properties fo:line-height="150%"/>
      <style:text-properties style:font-name="Times New Roman" fo:font-size="12pt" fo:language="en" fo:country="US" officeooo:rsid="00715532" officeooo:paragraph-rsid="00715532" style:font-size-asian="12pt" style:font-name-complex="Times New Roman2" style:font-size-complex="12pt" style:script-type="latin"/>
    </style:style>
    <style:style style:name="P44" style:family="paragraph" style:parent-style-name="Standard">
      <style:paragraph-properties fo:margin-top="0cm" fo:margin-bottom="0.282cm" style:contextual-spacing="false" fo:line-height="150%"/>
    </style:style>
    <style:style style:name="P45"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46" style:family="paragraph" style:parent-style-name="text">
      <style:text-properties officeooo:rsid="0032a96f" officeooo:paragraph-rsid="0032a96f"/>
    </style:style>
    <style:style style:name="P47" style:family="paragraph" style:parent-style-name="text">
      <style:text-properties officeooo:rsid="00333cd2" officeooo:paragraph-rsid="00333cd2"/>
    </style:style>
    <style:style style:name="P48" style:family="paragraph" style:parent-style-name="text">
      <style:text-properties officeooo:paragraph-rsid="003438e2"/>
    </style:style>
    <style:style style:name="P49" style:family="paragraph" style:parent-style-name="text">
      <style:text-properties officeooo:rsid="003438e2" officeooo:paragraph-rsid="003438e2"/>
    </style:style>
    <style:style style:name="P50" style:family="paragraph" style:parent-style-name="Kapitola" style:list-style-name="WWNum3">
      <style:paragraph-properties fo:margin-top="0cm" fo:margin-bottom="0.212cm" style:contextual-spacing="false" fo:break-before="page"/>
      <style:text-properties officeooo:paragraph-rsid="0032a96f"/>
    </style:style>
    <style:style style:name="P51" style:family="paragraph" style:parent-style-name="text">
      <style:text-properties officeooo:paragraph-rsid="003e1f4b"/>
    </style:style>
    <style:style style:name="P52" style:family="paragraph" style:parent-style-name="Kapitola">
      <style:text-properties officeooo:paragraph-rsid="00715532"/>
    </style:style>
    <style:style style:name="P53" style:family="paragraph" style:parent-style-name="text">
      <style:text-properties officeooo:rsid="006cb0e5" officeooo:paragraph-rsid="00715532"/>
    </style:style>
    <style:style style:name="P54" style:family="paragraph" style:parent-style-name="text">
      <style:text-properties officeooo:paragraph-rsid="00881ea9"/>
    </style:style>
    <style:style style:name="P55" style:family="paragraph" style:parent-style-name="Kapitola" style:list-style-name="WWNum3">
      <style:text-properties officeooo:rsid="003fea2e" officeooo:paragraph-rsid="003fea2e"/>
    </style:style>
    <style:style style:name="P56" style:family="paragraph" style:parent-style-name="text">
      <style:text-properties officeooo:rsid="004195cc" officeooo:paragraph-rsid="004195cc"/>
    </style:style>
    <style:style style:name="P57" style:family="paragraph" style:parent-style-name="Kapitola" style:list-style-name="WWNum3">
      <style:text-properties officeooo:rsid="0046740c"/>
    </style:style>
    <style:style style:name="P58" style:family="paragraph" style:parent-style-name="text">
      <style:text-properties officeooo:rsid="00481cd9" officeooo:paragraph-rsid="00481cd9"/>
    </style:style>
    <style:style style:name="P59" style:family="paragraph" style:parent-style-name="text">
      <style:text-properties officeooo:rsid="00481cd9" officeooo:paragraph-rsid="0049283d"/>
    </style:style>
    <style:style style:name="P60" style:family="paragraph" style:parent-style-name="text">
      <style:text-properties officeooo:rsid="0049283d" officeooo:paragraph-rsid="0049283d"/>
    </style:style>
    <style:style style:name="P61" style:family="paragraph" style:parent-style-name="text" style:list-style-name="L2">
      <style:text-properties officeooo:rsid="004a9e22" officeooo:paragraph-rsid="004a9e22"/>
    </style:style>
    <style:style style:name="P62" style:family="paragraph" style:parent-style-name="text" style:list-style-name="L2">
      <style:paragraph-properties fo:margin-left="0cm" fo:text-indent="0cm" style:auto-text-indent="true"/>
      <style:text-properties officeooo:rsid="004e4c70" officeooo:paragraph-rsid="004e4c70"/>
    </style:style>
    <style:style style:name="P63" style:family="paragraph" style:parent-style-name="text">
      <style:paragraph-properties fo:margin-left="0cm" fo:text-indent="0cm" style:auto-text-indent="true"/>
      <style:text-properties officeooo:rsid="004e4c70" officeooo:paragraph-rsid="004e4c70"/>
    </style:style>
    <style:style style:name="P64" style:family="paragraph" style:parent-style-name="Kapitola">
      <style:text-properties officeooo:rsid="004a9e22" officeooo:paragraph-rsid="004a9e22"/>
    </style:style>
    <style:style style:name="P65" style:family="paragraph" style:parent-style-name="text">
      <style:text-properties officeooo:rsid="004a9e22" officeooo:paragraph-rsid="004c4bee"/>
    </style:style>
    <style:style style:name="P66" style:family="paragraph" style:parent-style-name="text">
      <style:text-properties officeooo:rsid="004c4bee" officeooo:paragraph-rsid="004c4bee"/>
    </style:style>
    <style:style style:name="P67" style:family="paragraph" style:parent-style-name="text">
      <style:text-properties officeooo:rsid="004c706e" officeooo:paragraph-rsid="004c706e"/>
    </style:style>
    <style:style style:name="P68" style:family="paragraph" style:parent-style-name="Kapitola">
      <style:text-properties officeooo:rsid="004e4c70" officeooo:paragraph-rsid="004e4c70"/>
    </style:style>
    <style:style style:name="P69" style:family="paragraph" style:parent-style-name="text">
      <style:text-properties officeooo:rsid="004e4c70" officeooo:paragraph-rsid="004e4c70"/>
    </style:style>
    <style:style style:name="P70" style:family="paragraph" style:parent-style-name="text">
      <style:text-properties officeooo:paragraph-rsid="004e4c70"/>
    </style:style>
    <style:style style:name="P71" style:family="paragraph" style:parent-style-name="text">
      <style:text-properties officeooo:paragraph-rsid="0064fd63"/>
    </style:style>
    <style:style style:name="P72" style:family="paragraph" style:parent-style-name="text">
      <style:text-properties officeooo:rsid="005340c7" officeooo:paragraph-rsid="005340c7"/>
    </style:style>
    <style:style style:name="P73" style:family="paragraph" style:parent-style-name="Kapitola">
      <style:text-properties officeooo:rsid="00550aa0" officeooo:paragraph-rsid="00550aa0"/>
    </style:style>
    <style:style style:name="P74" style:family="paragraph" style:parent-style-name="text">
      <style:text-properties officeooo:rsid="00550aa0" officeooo:paragraph-rsid="00550aa0"/>
    </style:style>
    <style:style style:name="P75" style:family="paragraph" style:parent-style-name="text">
      <style:text-properties officeooo:paragraph-rsid="0056af8c"/>
    </style:style>
    <style:style style:name="P76" style:family="paragraph" style:parent-style-name="Kapitola">
      <style:text-properties officeooo:rsid="0055cc40" officeooo:paragraph-rsid="0055cc40"/>
    </style:style>
    <style:style style:name="P77" style:family="paragraph" style:parent-style-name="text">
      <style:text-properties officeooo:rsid="0055cc40" officeooo:paragraph-rsid="0056af8c"/>
    </style:style>
    <style:style style:name="P78" style:family="paragraph" style:parent-style-name="text">
      <style:text-properties officeooo:rsid="0056af8c" officeooo:paragraph-rsid="0056af8c"/>
    </style:style>
    <style:style style:name="P79" style:family="paragraph" style:parent-style-name="Kapitola">
      <style:text-properties officeooo:rsid="005801f7"/>
    </style:style>
    <style:style style:name="P80" style:family="paragraph" style:parent-style-name="text">
      <style:text-properties officeooo:paragraph-rsid="00589942"/>
    </style:style>
    <style:style style:name="P81" style:family="paragraph" style:parent-style-name="text" style:list-style-name="L3">
      <style:text-properties officeooo:paragraph-rsid="00589942"/>
    </style:style>
    <style:style style:name="P82" style:family="paragraph" style:parent-style-name="text">
      <style:text-properties officeooo:paragraph-rsid="00592279"/>
    </style:style>
    <style:style style:name="P83" style:family="paragraph" style:parent-style-name="text">
      <style:text-properties officeooo:paragraph-rsid="005af074"/>
    </style:style>
    <style:style style:name="P84" style:family="paragraph" style:parent-style-name="text" style:list-style-name="L4">
      <style:text-properties officeooo:paragraph-rsid="005af074"/>
    </style:style>
    <style:style style:name="P85" style:family="paragraph" style:parent-style-name="text" style:list-style-name="L4">
      <style:text-properties officeooo:paragraph-rsid="005d6149"/>
    </style:style>
    <style:style style:name="P86" style:family="paragraph" style:parent-style-name="text">
      <style:paragraph-properties fo:margin-left="0cm" fo:text-indent="0cm" style:auto-text-indent="true"/>
      <style:text-properties officeooo:paragraph-rsid="005d6149"/>
    </style:style>
    <style:style style:name="P87" style:family="paragraph" style:parent-style-name="Kapitola">
      <style:text-properties officeooo:paragraph-rsid="005d6149"/>
    </style:style>
    <style:style style:name="P88" style:family="paragraph" style:parent-style-name="text">
      <style:text-properties officeooo:paragraph-rsid="005d6149"/>
    </style:style>
    <style:style style:name="P89" style:family="paragraph" style:parent-style-name="text">
      <style:text-properties officeooo:paragraph-rsid="005e835c"/>
    </style:style>
    <style:style style:name="P90" style:family="paragraph" style:parent-style-name="text">
      <style:text-properties officeooo:paragraph-rsid="006169e0"/>
    </style:style>
    <style:style style:name="P91" style:family="paragraph" style:parent-style-name="Kapitola">
      <style:text-properties officeooo:paragraph-rsid="0063d5df"/>
    </style:style>
    <style:style style:name="P92" style:family="paragraph" style:parent-style-name="text">
      <style:text-properties officeooo:paragraph-rsid="0073d8e6"/>
    </style:style>
    <style:style style:name="P93" style:family="paragraph" style:parent-style-name="text">
      <style:text-properties officeooo:paragraph-rsid="0077513c"/>
    </style:style>
    <style:style style:name="P94" style:family="paragraph" style:parent-style-name="text">
      <style:text-properties officeooo:paragraph-rsid="007a0365"/>
    </style:style>
    <style:style style:name="P95" style:family="paragraph" style:parent-style-name="Kapitola">
      <style:text-properties officeooo:paragraph-rsid="007af6e8"/>
    </style:style>
    <style:style style:name="P96" style:family="paragraph" style:parent-style-name="text">
      <style:text-properties officeooo:paragraph-rsid="007ca12d"/>
    </style:style>
    <style:style style:name="P97" style:family="paragraph" style:parent-style-name="text" style:list-style-name="L5">
      <style:text-properties officeooo:paragraph-rsid="007ca12d"/>
    </style:style>
    <style:style style:name="P98" style:family="paragraph" style:parent-style-name="text">
      <style:paragraph-properties fo:orphans="2" fo:widows="2" style:writing-mode="lr-tb"/>
      <style:text-properties officeooo:paragraph-rsid="007ca12d"/>
    </style:style>
    <style:style style:name="P99" style:family="paragraph" style:parent-style-name="text">
      <style:paragraph-properties fo:orphans="2" fo:widows="2" style:writing-mode="lr-tb"/>
      <style:text-properties officeooo:paragraph-rsid="00999247"/>
    </style:style>
    <style:style style:name="P100" style:family="paragraph" style:parent-style-name="Kapitola" style:list-style-name="WWNum3">
      <style:paragraph-properties fo:margin-top="0cm" fo:margin-bottom="0.212cm" style:contextual-spacing="false" fo:break-before="page"/>
      <style:text-properties officeooo:paragraph-rsid="0073d8e6"/>
    </style:style>
    <style:style style:name="P101" style:family="paragraph" style:parent-style-name="text">
      <style:text-properties officeooo:rsid="00861e37" officeooo:paragraph-rsid="008e13a3"/>
    </style:style>
    <style:style style:name="P102" style:family="paragraph" style:parent-style-name="text">
      <style:text-properties officeooo:rsid="008a465a" officeooo:paragraph-rsid="008a465a"/>
    </style:style>
    <style:style style:name="P103" style:family="paragraph" style:parent-style-name="text">
      <style:text-properties officeooo:rsid="008c8cb0" officeooo:paragraph-rsid="008c8cb0"/>
    </style:style>
    <style:style style:name="P104" style:family="paragraph" style:parent-style-name="text">
      <style:text-properties officeooo:rsid="00861e37" officeooo:paragraph-rsid="00861e37"/>
    </style:style>
    <style:style style:name="P105"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6"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7" style:family="paragraph" style:parent-style-name="Kapitola" style:list-style-name="WWNum3">
      <style:paragraph-properties fo:margin-top="0cm" fo:margin-bottom="0.212cm" style:contextual-spacing="false" fo:break-before="page"/>
    </style:style>
    <style:style style:name="P108" style:family="paragraph" style:parent-style-name="Kapitola" style:list-style-name="WWNum3"/>
    <style:style style:name="P109" style:family="paragraph" style:parent-style-name="text">
      <style:paragraph-properties fo:text-indent="0cm" style:auto-text-indent="false"/>
    </style:style>
    <style:style style:name="P110" style:family="paragraph" style:parent-style-name="Standard">
      <style:text-properties style:font-name="Times New Roman" fo:font-size="12pt" style:font-size-asian="12pt"/>
    </style:style>
    <style:style style:name="P111" style:family="paragraph" style:parent-style-name="Standard">
      <style:text-properties fo:text-transform="uppercase" style:font-name="Times New Roman" fo:font-size="14pt" fo:font-weight="bold" style:font-size-asian="14pt" style:font-weight-asian="bold" style:font-name-complex="Times New Roman2" style:font-size-complex="14pt"/>
    </style:style>
    <style:style style:name="P112" style:family="paragraph" style:parent-style-name="Kapitola" style:list-style-name="WWNum3">
      <style:paragraph-properties fo:margin-top="0cm" fo:margin-bottom="0.212cm" style:contextual-spacing="false" fo:break-before="page"/>
      <style:text-properties officeooo:paragraph-rsid="00522b5e"/>
    </style:style>
    <style:style style:name="P113"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14"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15"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16"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17"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18"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officeooo:paragraph-rsid="0077513c"/>
    </style:style>
    <style:style style:name="P119" style:family="paragraph" style:parent-style-name="text" style:master-page-name="">
      <style:paragraph-properties fo:margin-left="0.7cm" fo:margin-right="0cm" fo:margin-top="0cm" fo:margin-bottom="0.282cm" style:contextual-spacing="false" fo:text-align="start" style:justify-single-word="false" fo:orphans="2" fo:widows="2" fo:text-indent="-0.7cm" style:auto-text-indent="false" style:page-number="auto" style:writing-mode="lr-tb">
        <style:tab-stops>
          <style:tab-stop style:position="0.199cm"/>
        </style:tab-stops>
      </style:paragraph-properties>
      <style:text-properties style:font-name="Times New Roman" fo:font-style="normal" officeooo:paragraph-rsid="0077513c"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8ffac0"/>
    </style:style>
    <style:style style:name="T9" style:family="text">
      <style:text-properties officeooo:rsid="006a2275"/>
    </style:style>
    <style:style style:name="T10"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1" style:family="text">
      <style:text-properties officeooo:rsid="007af6e8"/>
    </style:style>
    <style:style style:name="T12" style:family="text">
      <style:text-properties officeooo:rsid="00360ac5"/>
    </style:style>
    <style:style style:name="T13" style:family="text">
      <style:text-properties officeooo:rsid="0091adb5"/>
    </style:style>
    <style:style style:name="T14" style:family="text">
      <style:text-properties officeooo:rsid="0032a96f"/>
    </style:style>
    <style:style style:name="T15" style:family="text">
      <style:text-properties officeooo:rsid="004195cc"/>
    </style:style>
    <style:style style:name="T16" style:family="text">
      <style:text-properties officeooo:rsid="00333cd2"/>
    </style:style>
    <style:style style:name="T17" style:family="text">
      <style:text-properties officeooo:rsid="003438e2"/>
    </style:style>
    <style:style style:name="T18" style:family="text">
      <style:text-properties officeooo:rsid="00881ea9"/>
    </style:style>
    <style:style style:name="T19" style:family="text">
      <style:text-properties officeooo:rsid="003e1f4b"/>
    </style:style>
    <style:style style:name="T20" style:family="text">
      <style:text-properties officeooo:rsid="006aff82"/>
    </style:style>
    <style:style style:name="T21" style:family="text">
      <style:text-properties officeooo:rsid="0090a88a"/>
    </style:style>
    <style:style style:name="T22" style:family="text">
      <style:text-properties officeooo:rsid="003fea2e"/>
    </style:style>
    <style:style style:name="T23" style:family="text">
      <style:text-properties officeooo:rsid="006b260a"/>
    </style:style>
    <style:style style:name="T24" style:family="text">
      <style:text-properties officeooo:rsid="009395f6"/>
    </style:style>
    <style:style style:name="T25" style:family="text">
      <style:text-properties officeooo:rsid="006cb0e5"/>
    </style:style>
    <style:style style:name="T26" style:family="text">
      <style:text-properties officeooo:rsid="006e7170"/>
    </style:style>
    <style:style style:name="T27" style:family="text">
      <style:text-properties officeooo:rsid="00951f4c"/>
    </style:style>
    <style:style style:name="T28" style:family="text">
      <style:text-properties officeooo:rsid="00433178"/>
    </style:style>
    <style:style style:name="T29" style:family="text">
      <style:text-properties officeooo:rsid="0049283d"/>
    </style:style>
    <style:style style:name="T30" style:family="text">
      <style:text-properties officeooo:rsid="004a9e22"/>
    </style:style>
    <style:style style:name="T31" style:family="text">
      <style:text-properties officeooo:rsid="004c706e"/>
    </style:style>
    <style:style style:name="T32" style:family="text">
      <style:text-properties officeooo:rsid="004c4bee"/>
    </style:style>
    <style:style style:name="T33" style:family="text">
      <style:text-properties officeooo:rsid="005340c7"/>
    </style:style>
    <style:style style:name="T34" style:family="text">
      <style:text-properties officeooo:rsid="004f4a71"/>
    </style:style>
    <style:style style:name="T35" style:family="text">
      <style:text-properties officeooo:rsid="004e4c70"/>
    </style:style>
    <style:style style:name="T36" style:family="text">
      <style:text-properties officeooo:rsid="00962584"/>
    </style:style>
    <style:style style:name="T37" style:family="text">
      <style:text-properties officeooo:rsid="00547a8b"/>
    </style:style>
    <style:style style:name="T38" style:family="text">
      <style:text-properties officeooo:rsid="00550aa0"/>
    </style:style>
    <style:style style:name="T39" style:family="text">
      <style:text-properties officeooo:rsid="0056af8c"/>
    </style:style>
    <style:style style:name="T40" style:family="text">
      <style:text-properties officeooo:rsid="005801f7"/>
    </style:style>
    <style:style style:name="T41" style:family="text">
      <style:text-properties officeooo:rsid="00589942"/>
    </style:style>
    <style:style style:name="T42" style:family="text">
      <style:text-properties officeooo:rsid="00592279"/>
    </style:style>
    <style:style style:name="T43" style:family="text">
      <style:text-properties officeooo:rsid="00843d8f"/>
    </style:style>
    <style:style style:name="T44" style:family="text">
      <style:text-properties fo:font-weight="normal" officeooo:rsid="00592279" style:font-weight-asian="normal" style:font-weight-complex="normal"/>
    </style:style>
    <style:style style:name="T45" style:family="text">
      <style:text-properties fo:font-weight="normal" officeooo:rsid="005af074" style:font-weight-asian="normal" style:font-weight-complex="normal"/>
    </style:style>
    <style:style style:name="T46" style:family="text">
      <style:text-properties fo:font-weight="normal" officeooo:rsid="005d6149" style:font-weight-asian="normal" style:font-weight-complex="normal"/>
    </style:style>
    <style:style style:name="T47" style:family="text">
      <style:text-properties officeooo:rsid="005d6149"/>
    </style:style>
    <style:style style:name="T48" style:family="text">
      <style:text-properties fo:font-weight="normal" style:font-weight-asian="normal" style:font-weight-complex="normal"/>
    </style:style>
    <style:style style:name="T49" style:family="text">
      <style:text-properties fo:font-weight="normal" officeooo:rsid="005e835c" style:font-weight-asian="normal" style:font-weight-complex="normal"/>
    </style:style>
    <style:style style:name="T50" style:family="text">
      <style:text-properties fo:font-weight="normal" officeooo:rsid="0063d5df" style:font-weight-asian="normal" style:font-weight-complex="normal"/>
    </style:style>
    <style:style style:name="T51" style:family="text">
      <style:text-properties officeooo:rsid="005e835c"/>
    </style:style>
    <style:style style:name="T52" style:family="text">
      <style:text-properties fo:font-weight="normal" officeooo:rsid="00962584" style:font-weight-asian="normal" style:font-weight-complex="normal"/>
    </style:style>
    <style:style style:name="T53" style:family="text">
      <style:text-properties fo:font-weight="normal" officeooo:rsid="006034e9" style:font-weight-asian="normal" style:font-weight-complex="normal"/>
    </style:style>
    <style:style style:name="T54" style:family="text">
      <style:text-properties fo:font-weight="normal" officeooo:rsid="0061603a" style:font-weight-asian="normal" style:font-weight-complex="normal"/>
    </style:style>
    <style:style style:name="T55" style:family="text">
      <style:text-properties officeooo:rsid="006169e0"/>
    </style:style>
    <style:style style:name="T56" style:family="text">
      <style:text-properties fo:font-weight="normal" officeooo:rsid="006169e0" style:font-weight-asian="normal" style:font-weight-complex="normal"/>
    </style:style>
    <style:style style:name="T57" style:family="text">
      <style:text-properties fo:font-weight="normal" officeooo:rsid="00618ce8" style:font-weight-asian="normal" style:font-weight-complex="normal"/>
    </style:style>
    <style:style style:name="T58" style:family="text">
      <style:text-properties style:font-name="Times New Roman" fo:font-weight="normal" officeooo:rsid="0063d5df" style:font-weight-asian="normal" style:font-weight-complex="normal"/>
    </style:style>
    <style:style style:name="T59" style:family="text">
      <style:text-properties style:font-name="Times New Roman" officeooo:rsid="0063d5df"/>
    </style:style>
    <style:style style:name="T60" style:family="text">
      <style:text-properties style:font-name="Times New Roman"/>
    </style:style>
    <style:style style:name="T61" style:family="text">
      <style:text-properties style:font-name="Times New Roman" officeooo:rsid="00642ed5"/>
    </style:style>
    <style:style style:name="T62" style:family="text">
      <style:text-properties style:font-name="Times New Roman" officeooo:rsid="0077513c"/>
    </style:style>
    <style:style style:name="T63" style:family="text">
      <style:text-properties style:font-name="Times New Roman" officeooo:rsid="00792121"/>
    </style:style>
    <style:style style:name="T64" style:family="text">
      <style:text-properties style:font-name="Times New Roman" officeooo:rsid="0079bb3e"/>
    </style:style>
    <style:style style:name="T65" style:family="text">
      <style:text-properties style:font-name="Times New Roman" officeooo:rsid="007a0365"/>
    </style:style>
    <style:style style:name="T66" style:family="text">
      <style:text-properties style:font-name="Times New Roman" officeooo:rsid="0097180e"/>
    </style:style>
    <style:style style:name="T67" style:family="text">
      <style:text-properties style:font-name="Times New Roman" officeooo:rsid="007af6e8"/>
    </style:style>
    <style:style style:name="T68" style:family="text">
      <style:text-properties style:font-name="Times New Roman" officeooo:rsid="007ca12d"/>
    </style:style>
    <style:style style:name="T69" style:family="text">
      <style:text-properties style:font-name="Times New Roman" officeooo:rsid="00999247"/>
    </style:style>
    <style:style style:name="T70" style:family="text">
      <style:text-properties style:font-name="Times New Roman" officeooo:rsid="00991065"/>
    </style:style>
    <style:style style:name="T71" style:family="text">
      <style:text-properties style:font-name="Times New Roman" officeooo:rsid="009aee52"/>
    </style:style>
    <style:style style:name="T72" style:family="text">
      <style:text-properties officeooo:rsid="00872667"/>
    </style:style>
    <style:style style:name="T73" style:family="text">
      <style:text-properties officeooo:rsid="0088fef1"/>
    </style:style>
    <style:style style:name="T74" style:family="text">
      <style:text-properties officeooo:rsid="008e13a3"/>
    </style:style>
    <style:style style:name="T75" style:family="text">
      <style:text-properties officeooo:rsid="008be973"/>
    </style:style>
    <style:style style:name="T76" style:family="text">
      <style:text-properties style:font-name="Times New Roman" fo:font-size="12pt" style:font-size-asian="12pt"/>
    </style:style>
    <style:style style:name="T77" style:family="text">
      <style:text-properties fo:text-transform="uppercase" style:font-name="Times New Roman" fo:font-size="14pt" fo:font-weight="bold" style:font-size-asian="14pt" style:font-weight-asian="bold" style:font-name-complex="Times New Roman2" style:font-size-complex="14pt"/>
    </style:style>
    <style:style style:name="T78" style:family="text">
      <style:text-properties style:font-name="Times New Roman" fo:font-size="12pt" fo:font-style="normal" style:font-size-asian="12pt" style:font-style-asian="normal" style:font-size-complex="12pt" style:font-style-complex="normal"/>
    </style:style>
    <style:style style:name="T79" style:family="text">
      <style:text-properties style:font-name="Times New Roman" fo:font-size="12pt" fo:font-style="normal" officeooo:rsid="00433178"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28cm" fo:text-indent="-0.635cm" fo:margin-left="4.12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33cm" fo:text-indent="-0.635cm" fo:margin-left="6.03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38cm" fo:text-indent="-0.635cm" fo:margin-left="7.938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text:span text:style-name="T8">organizáciu súborov v </text:span><text:s/>adresár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ú model propagácie a údrž<text:span text:style-name="T7">by. </text:span></text:p>
      <text:p text:style-name="P29">Kľúčové slova: CLI, Linux, Rust, <text:s/>Súborový systém</text:p>
      <text:p text:style-name="P30"/>
      <text:p text:style-name="P30">Abstract</text:p>
      <text:p text:style-name="P31">This project focuses on the design and development of a <text:span text:style-name="T9">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10"/>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0 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 Príkazoví riadok a CLI nástroje" text:style-name="Index_20_Link" text:visited-style-name="Index_20_Link">1.1 <text:s/>Príkazoví riadok a CLI nástroje<text:tab/>7</text:a></text:p>
          <text:p text:style-name="P35"><text:a xlink:type="simple" xlink:href="#__RefHeading___Toc3171_1107819706" office:name=" Základne pojmi súborového systému" text:style-name="Index_20_Link" text:visited-style-name="Index_20_Link">1.2 <text:s/>Základne pojmi súborového systému<text:tab/>7</text:a></text:p>
          <text:p text:style-name="P36"><text:a xlink:type="simple" xlink:href="#__RefHeading___Toc3173_1107819706" office:name=" súborový systém a jeho komponenty" text:style-name="Index_20_Link" text:visited-style-name="Index_20_Link">1.2.1 <text:s/>súborový systém a jeho komponenty<text:tab/>7</text:a></text:p>
          <text:p text:style-name="P36"><text:a xlink:type="simple" xlink:href="#__RefHeading___Toc1442_2629994413" office:name=" Hierarchia adresárov a cesty" text:style-name="Index_20_Link" text:visited-style-name="Index_20_Link">1.2.2 <text:s/>Hierarchia adresárov a cesty<text:tab/>8</text:a></text:p>
          <text:p text:style-name="P36"><text:a xlink:type="simple" xlink:href="#__RefHeading___Toc1444_2629994413" office:name=" Základne rozdiely medzi windows a linux" text:style-name="Index_20_Link" text:visited-style-name="Index_20_Link">1.2.3 <text:s/>Základne rozdiely medzi windows a linux<text:tab/>9</text:a></text:p>
          <text:p text:style-name="P35"><text:a xlink:type="simple" xlink:href="#__RefHeading___Toc1446_2629994413" office:name=" Teória prehľadávania adresárov" text:style-name="Index_20_Link" text:visited-style-name="Index_20_Link">1.3 <text:s/>Teória prehľadávania adresárov<text:tab/>9</text:a></text:p>
          <text:p text:style-name="P36"><text:a xlink:type="simple" xlink:href="#__RefHeading___Toc1448_2629994413" office:name="BFS stratégia" text:style-name="Index_20_Link" text:visited-style-name="Index_20_Link">1.3.1 BFS stratégia<text:tab/>9</text:a></text:p>
          <text:p text:style-name="P36"><text:a xlink:type="simple" xlink:href="#__RefHeading___Toc1450_2629994413" office:name="DFS Stratégia" text:style-name="Index_20_Link" text:visited-style-name="Index_20_Link">1.3.2 DFS Stratégia<text:tab/>10</text:a></text:p>
          <text:p text:style-name="P36"><text:a xlink:type="simple" xlink:href="#__RefHeading___Toc1452_2629994413" office:name="Regex ako mechanizmus vyhodnotenia" text:style-name="Index_20_Link" text:visited-style-name="Index_20_Link">1.3.3 Regex ako mechanizmus vyhodnotenia<text:tab/>10</text:a></text:p>
          <text:p text:style-name="P35"><text:a xlink:type="simple" xlink:href="#__RefHeading___Toc1454_2629994413" office:name=" Základ čistenia priečinkov" text:style-name="Index_20_Link" text:visited-style-name="Index_20_Link">1.4 <text:s/>Základ čistenia priečinkov<text:tab/>10</text:a></text:p>
          <text:p text:style-name="P36"><text:a xlink:type="simple" xlink:href="#__RefHeading___Toc1456_2629994413" office:name=" Dočasné súbory a adresári" text:style-name="Index_20_Link" text:visited-style-name="Index_20_Link">1.4.1 <text:s/>Dočasné súbory a adresári<text:tab/>11</text:a></text:p>
          <text:p text:style-name="P36"><text:a xlink:type="simple" xlink:href="#__RefHeading___Toc1458_2629994413" office:name=" Súbory na zotavenie" text:style-name="Index_20_Link" text:visited-style-name="Index_20_Link">1.4.2 <text:s/>Súbory na zotavenie<text:tab/>11</text:a></text:p>
          <text:p text:style-name="P36"><text:a xlink:type="simple" xlink:href="#__RefHeading___Toc1460_2629994413" office:name=" Rezervné automatické kópie" text:style-name="Index_20_Link" text:visited-style-name="Index_20_Link">1.4.3 <text:s/>Rezervné automatické kópie<text:tab/>11</text:a></text:p>
          <text:p text:style-name="P36"><text:a xlink:type="simple" xlink:href="#__RefHeading___Toc1462_2629994413" office:name=" Log a diagnostické súbory" text:style-name="Index_20_Link" text:visited-style-name="Index_20_Link">1.4.4 <text:s/>Log a diagnostické súbory<text:tab/>12</text:a></text:p>
          <text:p text:style-name="P36"><text:a xlink:type="simple" xlink:href="#__RefHeading___Toc1464_2629994413" office:name=" Cache priečinky" text:style-name="Index_20_Link" text:visited-style-name="Index_20_Link">1.4.5 <text:s/>Cache priečinky<text:tab/>12</text:a></text:p>
          <text:p text:style-name="P36"><text:a xlink:type="simple" xlink:href="#__RefHeading___Toc1466_2629994413" office:name=" Zastavovacie a kompilované artefakty" text:style-name="Index_20_Link" text:visited-style-name="Index_20_Link">1.4.6 <text:s/>Zastavovacie a kompilované artefakty<text:tab/>12</text:a></text:p>
          <text:p text:style-name="P35"><text:a xlink:type="simple" xlink:href="#__RefHeading___Toc1375_2146524827" office:name="Systém spravy verzii a git" text:style-name="Index_20_Link" text:visited-style-name="Index_20_Link">1.5 Systém spravy verzii a git<text:tab/>12</text:a></text:p>
          <text:p text:style-name="P36"><text:a xlink:type="simple" xlink:href="#__RefHeading___Toc1377_2146524827" office:name="Základne príkazy" text:style-name="Index_20_Link" text:visited-style-name="Index_20_Link">1.5.1 Základne príkazy<text:tab/>13</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3177_1107819706" office:name="Materiál a metodika" text:style-name="Index_20_Link" text:visited-style-name="Index_20_Link">3 Materiál a metodika<text:tab/>15</text:a></text:p>
          <text:p text:style-name="P34"><text:a xlink:type="simple" xlink:href="#__RefHeading___Toc3179_1107819706" office:name="Podnadpis" text:style-name="Index_20_Link" text:visited-style-name="Index_20_Link">3.1 Podnadpis<text:tab/>15</text:a></text:p>
          <text:p text:style-name="P34"><text:a xlink:type="simple" xlink:href="#__RefHeading___Toc3181_1107819706" office:name="Diskusia" text:style-name="Index_20_Link" text:visited-style-name="Index_20_Link">4 Diskusia<text:tab/>16</text:a></text:p>
          <text:p text:style-name="P34"><text:a xlink:type="simple" xlink:href="#__RefHeading___Toc3183_1107819706" office:name="Závery práce" text:style-name="Index_20_Link" text:visited-style-name="Index_20_Link">5 Závery práce<text:tab/>17</text:a></text:p>
          <text:p text:style-name="P34"><text:a xlink:type="simple" xlink:href="#__RefHeading___Toc3185_1107819706" office:name="Zhrnutie" text:style-name="Index_20_Link" text:visited-style-name="Index_20_Link">6 Zhrnutie<text:tab/>18</text:a></text:p>
          <text:p text:style-name="P34"><text:a xlink:type="simple" xlink:href="#__RefHeading___Toc3187_1107819706" office:name="Zoznam použitej literatúry" text:style-name="Index_20_Link" text:visited-style-name="Index_20_Link">7 Zoznam použitej literatúry<text:tab/>19</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ext:p text:style-name="P39">GUI – graphic user interface</text:p>
      <text:p text:style-name="P40">CLI – console line interface</text:p>
      <text:p text:style-name="P41">BFS – breadth-first search</text:p>
      <text:p text:style-name="P41">DFS – death-first search</text:p>
      <text:p text:style-name="P42">Regex – regular expression</text:p>
      <text:p text:style-name="P43">VCS – version control system</text:p>
      <text:p text:style-name="P38" loext:marker-style-name="T2"><text:span text:style-name="T2">Zoznam tabuliek, grafov a ilustrácií</text:span></text:p>
      <text:p text:style-name="P44" loext:marker-style-name="T1"><text:span text:style-name="T1">&lt;Zoznam skratiek, značiek a symbolov&gt;</text:span>príkazového používateľského rozhraniaCieľom tejto prace je navrhnúť, implementovať a overiť funkcionalitu Linxoveho nastroja na prácu zo súbormi , spĺňajúceho často žiadane vlastnosti, a pod tymi sa myslia jednoduchost pouzitia, rychlost a bezpecnost.</text:p>
      <text:list text:style-name="WWNum4">
        <text:list-item>
          <text:h text:style-name="P45" text:outline-level="1"><text:bookmark-start text:name="_Toc179973481COPY_IS_MOVE"/><text:bookmark-start text:name="__RefHeading___Toc1438_2629994413"/>ÚVOD<text:bookmark-end text:name="_Toc179973481COPY_IS_MOVE"/><text:bookmark-end text:name="__RefHeading___Toc1438_2629994413"/></text:h>
        </text:list-item>
      </text:list>
      <text:p text:style-name="text">Operačný systém Linux <text:span text:style-name="T11">n</text:span>amiesto riadenia počítača pomocou <text:span text:style-name="T8">vylúčene</text:span><text:span text:style-name="T12"> </text:span>grafický<text:span text:style-name="T12">m</text:span> používateľský<text:span text:style-name="T12">m</text:span> rozhraní<text:span text:style-name="T12">m </text:span><text:span text:style-name="T13">(ďalej GUI)</text:span>, ponúka <text:span text:style-name="T12">aj </text:span>príkazové používateľské rozhrani<text:span text:style-name="T14">e</text:span> (ďalej CLI). Hlavným riadiacim CLI <text:span text:style-name="T8">v Linuxe </text:span>je <text:span text:style-name="T8">konzola</text:span>. Funkcionálne možnosti konzoly sa zväčša definujú množstvom a možnosťami jej príkazových nástrojov, pritom každý používateľ vie sam vybrať nástroje ktoré bude mať dostupné v konzole.</text:p>
      <text:p text:style-name="P46">Takých nástrojov je veľa, ale oni ne vždy spĺňajú všetke očakávanie používateľa. Používateľ v svojom rade je motivovaný komponentovou architektúrou <text:span text:style-name="T15">L</text:span>inuxa vyberať zo spĺňajúcich podobne funkcie nástrojov <text:span text:style-name="T12">tie</text:span>, čo najviac <text:s/><text:span text:style-name="T16">vyhovuj</text:span><text:span text:style-name="T12">ú</text:span><text:span text:style-name="T16"> jeho osobným požiadavkám. </text:span></text:p>
      <text:p text:style-name="P47">Jednou z oblasti v ktorej existuje veľa odl<text:span text:style-name="T17">i</text:span>šn<text:span text:style-name="T17">ý</text:span>ch požiadaviek, a následkom toho aj nástrojov, je manažovanie súborového systému. V tejto oblasti sa naraz používa viacero nástrojov, preto <text:span text:style-name="T17">ich </text:span>kombináciami používateľ ma možnosť maximálne prispôsobiť svojim požiadavkám <text:span text:style-name="T17">svoju </text:span>prácu. </text:p>
      <text:p text:style-name="P48"><text:span text:style-name="T17">Častou</text:span><text:span text:style-name="T16"> požiadav</text:span><text:span text:style-name="T17">kou</text:span><text:span text:style-name="T16"> </text:span><text:span text:style-name="T17">na take nástroje </text:span><text:span text:style-name="T16">je jednoduchosť použitia, keď že najrozšírenejšie CLI nástroje časom </text:span>nadobúdajú<text:span text:style-name="T16"> veľk</text:span><text:span text:style-name="T17">é</text:span><text:span text:style-name="T16"> množstv</text:span><text:span text:style-name="T17">o</text:span><text:span text:style-name="T16"> funkci</text:span><text:span text:style-name="T17">í </text:span><text:span text:style-name="T16">a stavajú sa komplikovan</text:span><text:span text:style-name="T17">ými</text:span><text:span text:style-name="T16"> v použití. Tak tiež často je </text:span><text:span text:style-name="T17">žiadaná vysoká rýchlosť nastroja, aby nezväčšovať aj tak časovo náročne operácie nad súbormi. A samozrejme taky nastroj ma byt bezpečným, aby kvôli chybe v kóde nastroja nedošlo k poškodeniu súbor</text:span><text:span text:style-name="T12">ov</text:span><text:span text:style-name="T17"> a dat </text:span><text:span text:style-name="T12">v nich</text:span><text:span text:style-name="T17">.</text:span></text:p>
      <text:p text:style-name="P49">Cieľom tejto prace je <text:span text:style-name="T12">navrhnúť, implementovať a overiť funkcionalitu </text:span><text:span text:style-name="T15">L</text:span><text:span text:style-name="T12">inxoveho nastroja na </text:span><text:span text:style-name="T18">organizáciu</text:span><text:span text:style-name="T12"> </text:span><text:span text:style-name="T8">súborov v </text:span><text:span text:style-name="T18">adresár</text:span><text:span text:style-name="T8">i</text:span><text:span text:style-name="T12">, spĺňajúceho často žiadane vlastnosti, medzi ktoré patri <text:s/>jednoduchosť použitia, rýchlosť a bezpečnosť.</text:span></text:p>
      <text:list text:style-name="WWNum3">
        <text:list-item>
          <text:h text:style-name="P50" text:outline-level="1"><text:bookmark-start text:name="__RefHeading___Toc1440_2629994413"/><text:bookmark-start text:name="_Toc179973482"/>Problematika a prehľad literatúr<text:bookmark-end text:name="_Toc179973482"/>y<text:bookmark-end text:name="__RefHeading___Toc1440_2629994413"/></text:h>
        </text:list-item>
      </text:list>
      <text:p text:style-name="P51"><text:span text:style-name="T19">V tej to kapitole sumarizujeme potrebné teoretické poznatky a existujúce prístupy k sprave súborov a adresárov, ktoré sú potrebné pri návrhu, tvorbe a propagácie nastroja. Pozornosť je venovaná špecifike súborového systému </text:span><text:span text:style-name="T15">L</text:span><text:span text:style-name="T19">inuxa, </text:span><text:span text:style-name="T20">pojmom CLI a CLI nastroj, </text:span><text:span text:style-name="T21">informácie o </text:span><text:span text:style-name="T19">spôsoboch riešen</text:span><text:span text:style-name="T21">ia</text:span><text:span text:style-name="T19"> základných úloh nastroja hľadiska a </text:span><text:span text:style-name="T20">technologické informácie súvisiace s vývojom projektu</text:span><text:span text:style-name="T19">. <text:s/>Cieľom prehľadu je vytvoriť </text:span><text:span text:style-name="T22">súvislý teoreticky terminologicky základ, ktorý slúži ako východisko pre ďalšie <text:s/>časti práce. </text:span></text:p>
      <text:list text:continue-numbering="true" text:style-name="WWNum3">
        <text:list-item>
          <text:list>
            <text:list-item>
              <text:h text:style-name="P52" text:outline-level="2"><text:bookmark-start text:name="__RefHeading___Toc1371_2146524827"/><text:s/><text:span text:style-name="T23">Príkazoví riadok a CLI nástroje</text:span><text:bookmark-end text:name="__RefHeading___Toc1371_2146524827"/></text:h>
            </text:list-item>
          </text:list>
        </text:list-item>
      </text:list>
      <text:p text:style-name="P53">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text:span text:style-name="T24">alebo zjednodušene konzola</text:span>. CLI sa považuje za veľmi výrazný spôsob komunikácie s počítačom. [1]</text:p>
      <text:p text:style-name="P54"><text:span text:style-name="T25">Každý príkaz v CLI predstavuje sebou samostatný program, ktorý voláme CLI nastroj. Funkcionálne možnosti príkazového riadku sa určujú množstvom nainštalovanie konzolových nástrojov. </text:span><text:span text:style-name="T26">Bežný Linux typický obsahuje doslova tisíce programov použiteľných s príkazového riadku.</text:span></text:p>
      <text:list text:continue-numbering="true" text:style-name="WWNum3">
        <text:list-item>
          <text:list>
            <text:list-item>
              <text:h text:style-name="P55" text:outline-level="2"><text:bookmark-start text:name="__RefHeading___Toc3171_1107819706"/><text:s/>Základne pojmi súborového systému<text:bookmark-end text:name="__RefHeading___Toc3171_1107819706"/></text:h>
            </text:list-item>
          </text:list>
        </text:list-item>
      </text:list>
      <text:p text:style-name="P56">Práca CLI nástrojov, ktoré vyhľadávajú a<text:span text:style-name="T27">lebo</text:span> spracúvajú súbory <text:span text:style-name="T27">a</text:span> adresári, opierajú sa na rovnaký základ pojmov: čo je adresát a súbor, aké vlastnosti oni máju, kde sa nachádzajú a ako vieme k nim pristupovať. Tak tiež často sa vyskytujú problematika <text:s/>rozdielov Unix-podobných a Windows operačných systémov. Preto v nasledujúcich kapitolách zavádzame kľúčové definície a pojmi <text:span text:style-name="T28">týkajúce sa súborového systému a stručne popíšeme rozdiely ktoré môžu ovplyvniť prácu z nim v rôznych systémoch. </text:span></text:p>
      <text:list xml:id="list174245925139305" text:continue-numbering="true" text:style-name="WWNum3">
        <text:list-item>
          <text:list>
            <text:list-item>
              <text:list>
                <text:list-item>
                  <text:h text:style-name="P57" text:outline-level="3"><text:bookmark-start text:name="__RefHeading___Toc3173_1107819706"/><text:s/>súborový systém a jeho komponenty<text:bookmark-end text:name="__RefHeading___Toc3173_1107819706"/></text:h>
                </text:list-item>
              </text:list>
            </text:list-item>
          </text:list>
        </text:list-item>
      </text:list>
      <text:p text:style-name="P58">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59"><text:soft-page-break/>V aplikovanom zmysle, súbor je pomenovaný objekt dát, <text:span text:style-name="T29">a a</text:span>dresár (alebo priečinok) <text:span text:style-name="T29">je špeciálnym súborom-</text:span>kontajner<text:span text:style-name="T30">om</text:span>, ktorý obsahuje <text:span text:style-name="T29">zoznam mien a reálnych polôh v pamäti iných objektov, buď súborov alebo iných priečinkov. <text:s/>Funkcia väčšiny CLI </text:span><text:span text:style-name="T27">nástrojov</text:span><text:span text:style-name="T29"> spočíva v prehliadaný stromu adresárov a spracovávaniu objavených súborov na základe ich metá dát.</text:span></text:p>
      <text:p text:style-name="P60">Najčastejšie metá dáta, <text:span text:style-name="T30">využívané CLI nástrojmi sú:</text:span></text:p>
      <text:list text:style-name="L2">
        <text:list-item>
          <text:p text:style-name="P61">Meno súboru – reťazec v menovom priestore adresára</text:p>
        </text:list-item>
        <text:list-item>
          <text:p text:style-name="P61">Veľkosť – zvyčajne v bytoch</text:p>
        </text:list-item>
        <text:list-item>
          <text:p text:style-name="P61">Časove pečiatky – je ich <text:span text:style-name="T27">viacero</text:span>, príkladom je dátum a čas vytvorenia <text:span text:style-name="T27">súboru</text:span></text:p>
        </text:list-item>
        <text:list-item>
          <text:p text:style-name="P61">Rozšírenie – ako konvencie pomenovania rôznych typov súborov</text:p>
          <text:list>
            <text:list-header>
              <text:p text:style-name="P62"/>
            </text:list-header>
          </text:list>
        </text:list-item>
      </text:list>
      <text:p text:style-name="P63">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í sa to štandardizovaný parametrom: „-a, --all – zoznam všetkých súborov, dokonca aj tých s názvami, ktoré začínajú bodkou, ktoré zvyčajne nie sú uvedené (skryté).“ [1]</text:p>
      <text:list text:continue-list="list174245925139305" text:style-name="WWNum3">
        <text:list-item>
          <text:list>
            <text:list-item>
              <text:list>
                <text:list-item>
                  <text:h text:style-name="P64" text:outline-level="3"><text:bookmark-start text:name="__RefHeading___Toc1442_2629994413"/><text:s/>Hierarchia adresárov a cesty<text:bookmark-end text:name="__RefHeading___Toc1442_2629994413"/></text:h>
                </text:list-item>
              </text:list>
            </text:list-item>
          </text:list>
        </text:list-item>
      </text:list>
      <text:p text:style-name="P65">Adresáre tvoria stromovitú štruktúru: od koreňa, ktorý je najvyšším adresárom, po listy, ktoré predstavujú sebou súbory. <text:span text:style-name="T31">V tomto kontexte cesta</text:span> – <text:span text:style-name="T32">to je adresa adresára v strome. V Unix podobných systémoch rozlišujú sa absolútne a relatívne cesty. </text:span></text:p>
      <text:p text:style-name="P66"><text:span text:style-name="T31">Kľúčová idea absolútnej cesty je to, že ona presne zadáva polohu súbora v strome: </text:span>„Absolútna cesta začína koreňovým adresárom a nasleduje vetvu stromu vetva, kým sa nedokončí cesta k požadovanému adresáru alebo súboru.“ [1] </text:p>
      <text:p text:style-name="P67">Relatívna cesta sa interpretuje vzhľadom na aktuálny pracovný adresár, a nie koreňový adresár. Na navigáciu po stromu sa využívajú špeciálne znaky: „"." zápis odkazuje na pracovný adresár a zápis ".." sa vzťahuje na nadradený adresár“ [1]</text:p>
      <text:p text:style-name="P67">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68" text:outline-level="3"><text:bookmark-start text:name="__RefHeading___Toc1444_2629994413"/><text:soft-page-break/><text:s/>Základne rozdiely <text:span text:style-name="T33">medzi</text:span> windows a linux<text:bookmark-end text:name="__RefHeading___Toc1444_2629994413"/></text:h>
                </text:list-item>
              </text:list>
            </text:list-item>
          </text:list>
        </text:list-item>
      </text:list>
      <text:p text:style-name="P69">Kľúčové rozdiely sa začínajú s rozdiel<text:span text:style-name="T34">u</text:span> absolútnych ciest a <text:span text:style-name="T34">deliaceho symbola</text:span>. V Windows systémoch úplná cesta k súboru sa začína z písmena diska (napríklad, „C:“), a <text:span text:style-name="T34">deliaci symbol je spätná lomka. </text:span>V systémoch podobných <text:span text:style-name="T34">Unixu</text:span> je model iný - v ceste nie sú žiadne písmená jednotiek a vedúca lomka označuje koreň <text:span text:style-name="T34">súborového systému. [1]</text:span></text:p>
      <text:p text:style-name="P70"><text:span text:style-name="T35">Praktickým záverom pre multiplatformové nástroje CLI je, že s </text:span><text:span text:style-name="T34">c</text:span><text:span text:style-name="T35">estou nemožno zaobchádzať ako s jednoduchým reťazcom s rovnakými pravidlami. </text:span><text:span text:style-name="T34">Preto aj pri medzi platformovej podpore programovacieho jazyka a metód prístupu k súborovému systému, není úplne triviálne spraviť podporu niekoľkých operačných systémov naraz.</text:span></text:p>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71"><text:span text:style-name="T33">Pred tým ako vykonať akcie nad súbormi, treba najprv vyhľadať vyhovujúce súbory v adresári. Ale keď že často adresári máju </text:span>vysoké hniezdenie,<text:span text:style-name="T33"> to môže byť ne úplne triviálne. V nasledujúci podkapitolách zadefinujeme čo je prehľadávanie, uvedieme dve základne </text:span><text:span text:style-name="T36">stratégie</text:span><text:span text:style-name="T33"> a rozoberieme ako vieme vyhodnotiť súbor. </text:span></text:p>
      <text:p text:style-name="P72">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37">na vyhľadávanie</text:span>. Na veľkých stromoch hlavná záťaž zvyčajne ide skôr <text:span text:style-name="T37">od</text:span> operácií súborového systému<text:line-break/>(prístup k metá dáta<text:span text:style-name="T37">m</text:span>, kontroly práv <text:span text:style-name="T37">a pod</text:span>), než do "čistého" spracovania reťazcov. <text:span text:style-name="T37">V praxi, n</text:span>áklady na <text:span text:style-name="T37">prehliadanie</text:span> sú približne úmerné počtu navštívených uzlov stromov a počtu prečítaných záznamov. <text:span text:style-name="T37">Samozrejme dôležite je prejsť každý uzol iba raz, na čo sa väčšinou používa jed</text:span><text:span text:style-name="T36">na</text:span><text:span text:style-name="T37"> s dvoch </text:span><text:span text:style-name="T38">stratégi</text:span><text:span text:style-name="T36">i</text:span><text:span text:style-name="T37">: BFS a DFS. [2] </text:span></text:p>
      <text:list text:continue-numbering="true" text:style-name="WWNum3">
        <text:list-item>
          <text:list>
            <text:list-item>
              <text:list>
                <text:list-item>
                  <text:h text:style-name="P73" text:outline-level="3"><text:bookmark-start text:name="__RefHeading___Toc1448_2629994413"/>BFS stratégia<text:bookmark-end text:name="__RefHeading___Toc1448_2629994413"/></text:h>
                </text:list-item>
              </text:list>
            </text:list-item>
          </text:list>
        </text:list-item>
      </text:list>
      <text:p text:style-name="P74">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75">Výhodami takého prehliadania je to, že čo najskôr dostaneme najbližšie k pracovnému adresáru súbory. Tak tiež taká stratégia umožňuje získavať potrebné súbory bez ponorenia do maximálnej hĺbke. <text:span text:style-name="T39">Situačnou výhodou a n</text:span>evýhodou takého riešenia je väčší náklad na pamäť v širokých stromoch, <text:span text:style-name="T39">a menši v hlbokých</text:span>. </text:p>
      <text:list text:continue-numbering="true" text:style-name="WWNum3">
        <text:list-item>
          <text:list>
            <text:list-item>
              <text:list>
                <text:list-item>
                  <text:h text:style-name="P76" text:outline-level="3"><text:bookmark-start text:name="__RefHeading___Toc1450_2629994413"/><text:soft-page-break/>DFS Stratégia<text:bookmark-end text:name="__RefHeading___Toc1450_2629994413"/></text:h>
                </text:list-item>
              </text:list>
            </text:list-item>
          </text:list>
        </text:list-item>
      </text:list>
      <text:p text:style-name="P77">DFS stratégia spočíva v prechode do maximálnej hĺbky prvej vetve stromu, návratu k začiatku stroma a ponorenia do ďalšej vetve. Štruktúra dát zodpovedá zásobníku, pri ktorom platí pravidlo „prvý sa vkladá, prvý sa vyberá“.</text:p>
      <text:p text:style-name="P78">Výhodou je možnosť rýchlejšie dosiahnuť hlboké uzly. Situačne výhody a nevýhody sú opačne BFS stratégie – menši náklad na pamäť v širokých stromoch, a väčší v hlbokých.</text:p>
      <text:list xml:id="list174244958668510" text:continue-numbering="true" text:style-name="WWNum3">
        <text:list-item>
          <text:list>
            <text:list-item>
              <text:list>
                <text:list-item>
                  <text:h text:style-name="P79"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40">Pri spracovaní výsledkov vyhľadania adresára existuje možnosť zadania kritéria vyhodnotenia nie len priamym presným porovnaním. Je možne porovnanie zo šablónou, tak zvanými </text:span>regulárn<text:span text:style-name="T40">ymi</text:span> výraz<text:span text:style-name="T40">mi (ďalej regex). Regex je formálny jaz</text:span><text:span text:style-name="T41">y</text:span><text:span text:style-name="T40">k, ktorý umožňuje opísať viacero rôznych reťazcov s pomocou reťazca šablóny</text:span>. <text:span text:style-name="T41">[3]</text:span></text:p>
      <text:p text:style-name="P80">V kontexte prechodu adresár<text:span text:style-name="T41">e,</text:span> potom, čo program dostane názov súboru alebo <text:span text:style-name="T41">iný potrebný druh metá dát</text:span>, skontroluje, či sa <text:span text:style-name="T41">hodnota</text:span> zhoduje so zadaným vzorom. Na rozdiel od priameho porovnania regex umožňuje vyjadriť všeobecnejšie kritérium, napríklad: </text:p>
      <text:list text:style-name="L3">
        <text:list-item>
          <text:p text:style-name="P81">Vyber všetký<text:span text:style-name="T41">ch</text:span> súbor<text:span text:style-name="T41">ov</text:span>, názvy ktorých začínajú konkrétnou predponou;</text:p>
        </text:list-item>
        <text:list-item>
          <text:p text:style-name="P81"><text:span text:style-name="T41">V</text:span>yber súbor<text:span text:style-name="T41">ov</text:span>, v ktorých sa v názve vyskytuje skupina znakov (napríklad dátum); </text:p>
        </text:list-item>
        <text:list-item>
          <text:p text:style-name="P81">Vyber z niekoľkých možností názvu prostredníctvom alternatív.</text:p>
        </text:list-item>
      </text:list>
      <text:p text:style-name="P74"/>
      <text:list xml:id="list174246158081360" text:continue-list="list174244958668510" text:style-name="WWNum3">
        <text:list-item>
          <text:list>
            <text:list-item>
              <text:h text:style-name="Kapitola" text:outline-level="2"><text:bookmark-start text:name="__RefHeading___Toc1454_2629994413"/><text:span text:style-name="Strong_20_Emphasis"><text:s/></text:span><text:span text:style-name="Strong_20_Emphasis"><text:span text:style-name="T42">Základ čistenia </text:span></text:span><text:span text:style-name="Strong_20_Emphasis"><text:span text:style-name="T43">priečinkov</text:span></text:span><text:bookmark-end text:name="__RefHeading___Toc1454_2629994413"/></text:h>
            </text:list-item>
          </text:list>
        </text:list-item>
      </text:list>
      <text:p text:style-name="P82"><text:span text:style-name="Strong_20_Emphasis"><text:span text:style-name="T44">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45">zotavenia po nastavenie kritickej situácii alebo pre diagnostiku. </text:span></text:span></text:p>
      <text:p text:style-name="P83"><text:span text:style-name="Strong_20_Emphasis"><text:span text:style-name="T45">Vymazanie takých súborov sa berie ako bezpečne primárne na základe jedného z dvoch mechanizmov:</text:span></text:span></text:p>
      <text:list text:style-name="L4">
        <text:list-item>
          <text:p text:style-name="P84"><text:span text:style-name="Strong_20_Emphasis"><text:span text:style-name="T45">Dáta v súbore sú zotaviteľné – je možne dostať vymazané dáta opakovaným behom programu. Štandard Hierarchie Súborového Systému priamo uvádza že </text:span></text:span><text:soft-page-break/><text:span text:style-name="Strong_20_Emphasis"><text:span text:style-name="T45">obsah priečinkov „cache“ sa vytvára v dôsledku drahých vstupov/výstupov alebo výpočtov, a aplikácia ju musí byť schopná obnoviť a samotné súbory cache je možné vymazať bez straty údajov. [4]</text:span></text:span></text:p>
        </text:list-item>
        <text:list-item>
          <text:p text:style-name="P85"><text:span text:style-name="Strong_20_Emphasis"><text:span text:style-name="T46">Dáta sú dočasne – oni sú potrebne iba na krátke obdobie. </text:span></text:span><text:span text:style-name="Strong_20_Emphasis"><text:span text:style-name="T45">štandard Hierarchie Súborového Systému priamo uvádza že </text:span></text:span><text:span text:style-name="Strong_20_Emphasis"><text:span text:style-name="T46">programy nemajú rátať na to že </text:span></text:span><text:span text:style-name="Strong_20_Emphasis"><text:span text:style-name="T45">obsah priečinkov „</text:span></text:span><text:span text:style-name="Strong_20_Emphasis"><text:span text:style-name="T46">tmp</text:span></text:span><text:span text:style-name="Strong_20_Emphasis"><text:span text:style-name="T45">“ </text:span></text:span><text:span text:style-name="Strong_20_Emphasis"><text:span text:style-name="T46">bude dostupný pri ďalšom behu. [4]</text:span></text:span></text:p>
        </text:list-item>
      </text:list>
      <text:p text:style-name="P86"><text:span text:style-name="Strong_20_Emphasis"><text:span text:style-name="T46">V ďalších podkapitolách sú uvedené typické kategórie súborov ktoré môžu byť vymazané, dôvody prečo a teoretické negatívne dôsledky. </text:span></text:span></text:p>
      <text:list text:continue-list="list174246158081360" text:style-name="WWNum3">
        <text:list-item>
          <text:list>
            <text:list-item>
              <text:list>
                <text:list-item>
                  <text:h text:style-name="P87" text:outline-level="3"><text:bookmark-start text:name="__RefHeading___Toc1456_2629994413"/><text:span text:style-name="Strong_20_Emphasis"><text:span text:style-name="T47"><text:s/>Dočasné súbory a adresári</text:span></text:span><text:bookmark-end text:name="__RefHeading___Toc1456_2629994413"/></text:h>
                </text:list-item>
              </text:list>
            </text:list-item>
          </text:list>
        </text:list-item>
      </text:list>
      <text:p text:style-name="P88"><text:span text:style-name="Strong_20_Emphasis"><text:span text:style-name="T48">Toto sú prechodné údaje vytvorené aplikáciami pri sťahovaní, rozbaľovaní, úprave, generovaní správ, inštalácii balíkov atď. Ich účelom je prežiť krátku fázu operácie. </text:span></text:span><text:span text:style-name="Strong_20_Emphasis"><text:span text:style-name="T46">Odstránenie je bezpečne lebo</text:span></text:span><text:span text:style-name="Strong_20_Emphasis"><text:span text:style-name="T48"> po dokončení operácie už dočasný súbor zvyčajne nie je potrebný. </text:span></text:span><text:span text:style-name="Strong_20_Emphasis"><text:span text:style-name="T49">Nevýhodou môže byť to, že ak</text:span></text:span><text:span text:style-name="Strong_20_Emphasis"><text:span text:style-name="T48"> </text:span></text:span><text:span text:style-name="Strong_20_Emphasis"><text:span text:style-name="T49">taký súbor</text:span></text:span><text:span text:style-name="Strong_20_Emphasis"><text:span text:style-name="T48"> odstránite počas aktívnej operácie, môžete narušiť </text:span></text:span><text:span text:style-name="Strong_20_Emphasis"><text:span text:style-name="T49">beh aplikácie.</text:span></text:span><text:span text:style-name="Strong_20_Emphasis"><text:span text:style-name="T48"> </text:span></text:span><text:span text:style-name="Strong_20_Emphasis"><text:span text:style-name="T49">Príklady súborov </text:span></text:span><text:span text:style-name="Strong_20_Emphasis"><text:span text:style-name="T50">a priečinkov</text:span></text:span><text:span text:style-name="Strong_20_Emphasis"><text:span text:style-name="T49">: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text:span><text:span text:style-name="Strong_20_Emphasis"><text:span text:style-name="T51">Súbory na zotavenie</text:span></text:span><text:bookmark-end text:name="__RefHeading___Toc1458_2629994413"/></text:h>
                </text:list-item>
              </text:list>
            </text:list-item>
          </text:list>
        </text:list-item>
      </text:list>
      <text:p text:style-name="text"><text:span text:style-name="Strong_20_Emphasis"><text:span text:style-name="T48">Takéto súbory vytvárajú editori na ukladanie stavu</text:span></text:span><text:span text:style-name="Strong_20_Emphasis"><text:span text:style-name="T49"> aby zabezpečiť</text:span></text:span><text:span text:style-name="Strong_20_Emphasis"><text:span text:style-name="T48"> schopnosť zotaviť sa </text:span></text:span><text:span text:style-name="Strong_20_Emphasis"><text:span text:style-name="T49">v prípade havárie</text:span></text:span><text:span text:style-name="Strong_20_Emphasis"><text:span text:style-name="T48">. </text:span></text:span><text:span text:style-name="Strong_20_Emphasis"><text:span text:style-name="T49">Sú bezpečne na </text:span></text:span><text:span text:style-name="Strong_20_Emphasis"><text:span text:style-name="T52">vymazanie</text:span></text:span><text:span text:style-name="Strong_20_Emphasis"><text:span text:style-name="T49">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51">Rezervné automatické kópie</text:span></text:span><text:bookmark-end text:name="__RefHeading___Toc1460_2629994413"/></text:h>
                </text:list-item>
              </text:list>
            </text:list-item>
          </text:list>
        </text:list-item>
      </text:list>
      <text:p text:style-name="P89"><text:span text:style-name="Strong_20_Emphasis"><text:span text:style-name="T49">Veľmi podobné na súbory na zotavenie, s tým rozdielom že rátajú</text:span></text:span><text:span text:style-name="Strong_20_Emphasis"><text:span text:style-name="T52"> </text:span></text:span><text:span text:style-name="Strong_20_Emphasis"><text:span text:style-name="T49">skôr nie <text:s/>s chybou aplikácie, ale používateľa, </text:span></text:span><text:span text:style-name="Strong_20_Emphasis"><text:span text:style-name="T53">pre prípad že potrebné zmeny nebudú uložene, napríklad prepisovanie a strata starej verzie súboru. Nevýhodou odstránenia sú rovnaké ako pri súboroch na zotavenie. </text:span></text:span><text:span text:style-name="Strong_20_Emphasis"><text:span text:style-name="T54">Príklady súborov: „*.bak“, „*.old“, „*.autosave“.</text:span></text:span></text:p>
      <text:list text:continue-numbering="true" text:style-name="WWNum3">
        <text:list-item>
          <text:list>
            <text:list-item>
              <text:list>
                <text:list-item>
                  <text:h text:style-name="Kapitola" text:outline-level="3"><text:bookmark-start text:name="__RefHeading___Toc1462_2629994413"/><text:span text:style-name="Strong_20_Emphasis"><text:s/></text:span><text:span text:style-name="Strong_20_Emphasis"><text:span text:style-name="T55">Log a diagnostické súbory</text:span></text:span><text:bookmark-end text:name="__RefHeading___Toc1462_2629994413"/></text:h>
                </text:list-item>
              </text:list>
            </text:list-item>
          </text:list>
        </text:list-item>
      </text:list>
      <text:p text:style-name="P90"><text:span text:style-name="Strong_20_Emphasis"><text:span text:style-name="T56">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text:span></text:span><text:soft-page-break/><text:span text:style-name="Strong_20_Emphasis"><text:span text:style-name="T56">neovplyvňuje beh programu. Iba v prípade že máte technické problémy s 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57">Cache predstavujú neesenciálne dáta, ktoré urýchľujú opakovane spustenie procesov. S princípu ide o rekonštruovateľné dáta, ktoré sa ukladajú iba kvôli nákladom na ich vytvorenie. Č</text:span></text:span><text:span text:style-name="Strong_20_Emphasis"><text:span text:style-name="T50">asto vznikajú vo vývojárskych programoch. </text:span></text:span><text:span text:style-name="Strong_20_Emphasis"><text:span text:style-name="T57">A však vedia podobne ako diagnostické dáta silno narastať v objeme a niekedy sú zdrojom chýb kvôli ponúkaniu </text:span></text:span><text:span text:style-name="Strong_20_Emphasis"><text:span text:style-name="T50">nea</text:span></text:span><text:span text:style-name="Strong_20_Emphasis"><text:span text:style-name="T58">ktuálnych dát. Odstránenie obyčajne spomaľuje prvý ďalší beh procesu. Príklady priečinkov: „</text:span></text:span><text:span text:style-name="Source_20_Text"><text:span text:style-name="T58">.cache/“</text:span></text:span><text:span text:style-name="Strong_20_Emphasis"><text:span text:style-name="T58">, „</text:span></text:span><text:span text:style-name="Source_20_Text"><text:span text:style-name="T58">.pytest_cache/“</text:span></text:span><text:span text:style-name="Strong_20_Emphasis"><text:span text:style-name="T58">, „</text:span></text:span><text:span text:style-name="Source_20_Text"><text:span text:style-name="T58">.ruff_cache/“</text:span></text:span><text:span text:style-name="Strong_20_Emphasis"><text:span text:style-name="T58">, </text:span></text:span><text:span text:style-name="Source_20_Text"><text:span text:style-name="T58">.</text:span></text:span></text:p>
      <text:list text:continue-numbering="true" text:style-name="WWNum3">
        <text:list-item>
          <text:list>
            <text:list-item>
              <text:list>
                <text:list-item>
                  <text:h text:style-name="P91" text:outline-level="3"><text:bookmark-start text:name="__RefHeading___Toc1466_2629994413"/><text:span text:style-name="Source_20_Text"><text:span text:style-name="T59"><text:s/>Zastavovacie a kompilované artefakty</text:span></text:span><text:bookmark-end text:name="__RefHeading___Toc1466_2629994413"/></text:h>
                </text:list-item>
              </text:list>
            </text:list-item>
          </text:list>
        </text:list-item>
      </text:list>
      <text:p text:style-name="P92"><text:span text:style-name="Source_20_Text"><text:span text:style-name="T60">Veľmi sa podobá na cache priečinky, len vznika pri preklade, linkovaní, balení alebo generovaní distribučných súborov. </text:span></text:span><text:span text:style-name="Source_20_Text"><text:span text:style-name="T61">Všetke dáta sa dajú znova vytvoriť zo zdrojových súborov, a nie sú určené na zálohovane originálov. Tak isto slúžia na zrýchľovanie opakovaných behov spomenutých operáciach a časom narastajú v objeme. Príklady priečinkov: „target/“, „build/“, „dist/“.</text:span></text:span></text:p>
      <text:list text:continue-numbering="true" text:style-name="WWNum3">
        <text:list-item>
          <text:list>
            <text:list-item>
              <text:h text:style-name="Kapitola" text:outline-level="2"><text:bookmark-start text:name="__RefHeading___Toc1375_2146524827"/><text:span text:style-name="Source_20_Text"><text:span text:style-name="T62">Systém spravy verzii a git</text:span></text:span><text:bookmark-end text:name="__RefHeading___Toc1375_2146524827"/></text:h>
            </text:list-item>
          </text:list>
        </text:list-item>
      </text:list>
      <text:p text:style-name="P93"><text:span text:style-name="Source_20_Text"><text:span text:style-name="T62">Systém správy verzi</text:span></text:span><text:span text:style-name="Source_20_Text"><text:span text:style-name="T63">i</text:span></text:span><text:span text:style-name="Source_20_Text"><text:span text:style-name="T62"> (ďalej VCS) je systém, ktorý zaznamenáva zmeny súborov </text:span></text:span><text:span text:style-name="Source_20_Text"><text:span text:style-name="T63">v čase </text:span></text:span><text:span text:style-name="Source_20_Text"><text:span text:style-name="T62">tak, aby bolo možne </text:span></text:span><text:span text:style-name="Source_20_Text"><text:span text:style-name="T63">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64">[5]</text:span></text:span></text:p>
      <text:p text:style-name="P94"><text:span text:style-name="Source_20_Text"><text:span text:style-name="T63">Gi</text:span></text:span><text:span text:style-name="Source_20_Text"><text:span text:style-name="T65">t je konkrétnym a najpopulárnejším VCS. </text:span></text:span><text:span text:style-name="Source_20_Text"><text:span text:style-name="T63">Zakladanou jedno</text:span></text:span><text:span text:style-name="Source_20_Text"><text:span text:style-name="T66">t</text:span></text:span><text:span text:style-name="Source_20_Text"><text:span text:style-name="T63">kou </text:span></text:span><text:span text:style-name="Source_20_Text"><text:span text:style-name="T65">Git</text:span></text:span><text:span text:style-name="Source_20_Text"><text:span text:style-name="T63"> je repozitár. On predstavuje úložisko, v ktorom nachádzajú sa sledovane súbory a metadáta o ich zmenách. Zmena do repozitára ukladá ako commit. Commit je snímkom stavu súborov v konkrétn</text:span></text:span><text:span text:style-name="Source_20_Text"><text:span text:style-name="T64">o</text:span></text:span><text:span text:style-name="Source_20_Text"><text:span text:style-name="T63">m čase. </text:span></text:span><text:span text:style-name="Source_20_Text"><text:span text:style-name="T64">Dôležitým je že každý co</text:span></text:span><text:span text:style-name="Source_20_Text"><text:span text:style-name="T66">m</text:span></text:span><text:span text:style-name="Source_20_Text"><text:span text:style-name="T64">mit neobsahuje kopiju všetkých súborov, ale iba zmení v porovnanie s predošlým commitom. [5]</text:span></text:span></text:p>
      <text:p text:style-name="P94"><text:span text:style-name="Source_20_Text"><text:span text:style-name="T65">Síce <text:s/>Git funguje lokálne, ale na bezpečne uloženie a synchronizáciu prace v tíme sa bežné používa vzdialený repozitár. Jedným z najpopulárnejších </text:span></text:span><text:span text:style-name="Source_20_Text"><text:span text:style-name="T67">hostingou</text:span></text:span><text:span text:style-name="Source_20_Text"><text:span text:style-name="T65"> pre vzdialen</text:span></text:span><text:span text:style-name="Source_20_Text"><text:span text:style-name="T67">e</text:span></text:span><text:span text:style-name="Source_20_Text"><text:span text:style-name="T65"> repozitár</text:span></text:span><text:span text:style-name="Source_20_Text"><text:span text:style-name="T67">i </text:span></text:span><text:span text:style-name="Source_20_Text"><text:span text:style-name="T65">je GitHub.</text:span></text:span></text:p>
      <text:list xml:id="list174245086637082" text:continue-numbering="true" text:style-name="WWNum3">
        <text:list-item>
          <text:list>
            <text:list-item>
              <text:list>
                <text:list-item>
                  <text:h text:style-name="P95" text:outline-level="3"><text:bookmark-start text:name="__RefHeading___Toc1377_2146524827"/><text:soft-page-break/><text:span text:style-name="Source_20_Text"><text:span text:style-name="T67">Základne príkazy</text:span></text:span><text:bookmark-end text:name="__RefHeading___Toc1377_2146524827"/></text:h>
                </text:list-item>
              </text:list>
            </text:list-item>
          </text:list>
        </text:list-item>
      </text:list>
      <text:p text:style-name="P96"><text:span text:style-name="Source_20_Text"><text:span text:style-name="T67">Git sa v praxi obyčajne používa ako CLI </text:span></text:span><text:span text:style-name="Source_20_Text"><text:span text:style-name="T68">nastroj. Nižšie sú uvedené základne príkazy na prácu z gitom:</text:span></text:span></text:p>
      <text:list text:style-name="L5">
        <text:list-item>
          <text:p text:style-name="P97"><text:span text:style-name="Source_20_Text"><text:span text:style-name="T68">git init – založiť novy lokálny repozitár</text:span></text:span></text:p>
        </text:list-item>
        <text:list-item>
          <text:p text:style-name="P97"><text:span text:style-name="Source_20_Text"><text:span text:style-name="T68">git clone – klonovanie existujúceho vzdialeného repozitára</text:span></text:span></text:p>
        </text:list-item>
        <text:list-item>
          <text:p text:style-name="P97"><text:span text:style-name="Source_20_Text"><text:span text:style-name="T68">git add – pridať zmení do oblasti nového commitu</text:span></text:span></text:p>
        </text:list-item>
        <text:list-item>
          <text:p text:style-name="P97"><text:span text:style-name="Source_20_Text"><text:span text:style-name="T68">git commit – uloženie pripravených zmien do histórie</text:span></text:span></text:p>
        </text:list-item>
        <text:list-item>
          <text:p text:style-name="P97"><text:span text:style-name="Source_20_Text"><text:span text:style-name="T68">git pull – stiahnutie nových zmien zo vzdialeného repozitára</text:span></text:span></text:p>
        </text:list-item>
        <text:list-item>
          <text:p text:style-name="P97"><text:span text:style-name="Source_20_Text"><text:span text:style-name="T68">git push – posielanie na vzdialený repozitár vlastných zmien</text:span></text:span></text:p>
        </text:list-item>
        <text:list-item>
          <text:p text:style-name="P97"><text:span text:style-name="Source_20_Text"><text:span text:style-name="T68">git </text:span></text:span><text:span text:style-name="Source_20_Text"><text:span text:style-name="T68">merge – príklad spojenie dvoch verzii do jednej </text:span></text:span></text:p>
        </text:list-item>
      </text:list>
      <text:list text:continue-list="list174245086637082" text:style-name="WWNum3">
        <text:list-item>
          <text:list>
            <text:list-item>
              <text:h text:style-name="Kapitola" text:outline-level="2"><text:span text:style-name="Source_20_Text"><text:span text:style-name="T60"><text:s/></text:span></text:span><text:span text:style-name="Source_20_Text"><text:span text:style-name="T69">práca z</text:span></text:span><text:span text:style-name="Source_20_Text"><text:span text:style-name="T66"> operačn</text:span></text:span><text:span text:style-name="Source_20_Text"><text:span text:style-name="T69">ou</text:span></text:span><text:span text:style-name="Source_20_Text"><text:span text:style-name="T66"> </text:span></text:span><text:span text:style-name="Source_20_Text"><text:span text:style-name="T66">pamäť</text:span></text:span><text:span text:style-name="Source_20_Text"><text:span text:style-name="T69">ou</text:span></text:span></text:h>
            </text:list-item>
          </text:list>
        </text:list-item>
      </text:list>
      <text:p text:style-name="P98"><text:span text:style-name="Source_20_Text"><text:span text:style-name="T67">Pri vývoje optimalizovaných projektov trema myslieť na špecifiku prace z operačnou pamäťou. Aj v prípadoch keď program není náročný na objem pamäte, alokácia alebo vydelenie pamäte pre dáta programu, môže byť časovo náročným procesom. Tak tiež prístup k dátam v operačnej pamäti môže mať rôznu rýchlosť. </text:span></text:span><text:span text:style-name="Source_20_Text"><text:span text:style-name="T66">Zaleží to všetko hlavne od typu operačnej pamäte. <text:s/>Rozlišujeme </text:span></text:span><text:span text:style-name="Source_20_Text"><text:span text:style-name="T70">zásobník (ďalej stack) a halda (ďalej heap) pamäť.</text:span></text:span></text:p>
      <text:p text:style-name="P99"><text:span text:style-name="Source_20_Text"><text:span text:style-name="T69">Stack funguje podľa pravidla „prvý sa vkladá, prvý sa vyberá“. Zásobník ukladá hodnoty v poradí, v akom ich získa, a odstraňuje hodnoty v opačnom poradí. Kvôli technickej realizácie stacku, doňho sa dostavajú iba dáta z fixovanou, známou v dĺžkou v moment kompilácie. Ale za tu cenu dostávame časovo lacnejšiu alokáciu a prístup k dátam. [6]</text:span></text:span></text:p>
      <text:p text:style-name="P99"><text:span text:style-name="Source_20_Text"><text:span text:style-name="T69">Heap je menej organizovaným spôsobom odkladania do pamäte dat. Alokator vyhľadáva v pamäti dostatočne veľkí odsek pamäte z rezervou, pripadne ho výtvory reštrukturalizáciou pamäte, ukladá tam dáta a potom vkladá do stacku pointer na to kde sa nachádzajú v heape dáta. Je to výrazne pomalšie na alokáciu a mierne pomalšie na prístup. Ale zároveň umožňuje ukladať dáta veľkosť ktorých sa môže meniť alebo není známa v moment kompilácie. Dôležitou poznámkou </text:span></text:span><text:span text:style-name="Source_20_Text"><text:span text:style-name="T71">je že môžme mať pointerov na rovnaké dáta, čim vieme silno ušetriť pamäť a množstvo alokácii. </text:span></text:span></text:p>
      <text:p text:style-name="P99"><text:span text:style-name="Source_20_Text"><text:span text:style-name="T69"/></text:span></text:p>
      <text:list text:continue-numbering="true" text:style-name="WWNum3">
        <text:list-item>
          <text:h text:style-name="P100" text:outline-level="1"><text:bookmark-start text:name="_Toc179973485"/><text:bookmark-start text:name="__RefHeading___Toc3175_1107819706"/>Ciele práce<text:bookmark-end text:name="_Toc179973485"/><text:bookmark-end text:name="__RefHeading___Toc3175_1107819706"/></text:h>
        </text:list-item>
      </text:list>
      <text:p text:style-name="P101">Hlavný cieľ bol stanovený <text:span text:style-name="T72">ako vývoj CLI nastroja pre Linux pre </text:span><text:span text:style-name="T18">organizáciu adresára</text:span><text:span text:style-name="T72">, ktorý musí byť jednoduchý v použití, rýchlym a bezpečným. Prvé čo je potrebne špecifikovať v hlavnom ciele je pojem „</text:span><text:span text:style-name="T18">organizácia adresára</text:span><text:span text:style-name="T72">“. Je potrebné stanoviť konkrétne úlohy v obsluhe </text:span><text:span text:style-name="T18">adresára</text:span><text:span text:style-name="T72">, ktoré nastroj bude riešiť. </text:span></text:p>
      <text:p text:style-name="P101"><text:span text:style-name="T72">V bežnej prace z súborovým systémom hlavnými problémami sú nie úzko špecifikovane operácie, ale problémy z veľkým množstvom súborov a zložitou štruktúrou stromu adresár</text:span><text:span text:style-name="T18">a</text:span><text:span text:style-name="T72">, v ktorých je ťažko sa zorientovať. Ú</text:span><text:span text:style-name="T18">lohou nastroja je minimálna uzavretá sada operácii nad <text:s/>takými adresármi: nájsť potrebné súbory, zoradiť adresár a vymazať nepotrebné nahromadené súbory. Taký vymedzený počet funkcii umožňuje zostať v rámci koncepcii komponentového systému, </text:span><text:span text:style-name="T73">kde nastroj berie na sebe iba zodpovednosť za určitú vymedzenú oblasť prace</text:span><text:span text:style-name="T18">.</text:span></text:p>
      <text:p text:style-name="P102">Podmienka jednoduchosti sa spĺňa <text:span text:style-name="T74">spomenutým</text:span> vymedzeným počtom funkcionalistických možnosti <text:span text:style-name="T74">nastroja</text:span>. K tomu treba dodať že funkcionálne možnosti máju byť vyjadrené do minimálneho počtu jednoduchých príkazov z jednoduchou syntaxov, o ktorej používateľ ma sa vedieť dozvedieť bez dodatočných nástrojov a zdrojov.</text:p>
      <text:p text:style-name="P102">Podmienka rýchlosti musí byť splnená aj pomocou použitia <text:s/>optimálnych algoritmov na prehliadanie adresára, aj rozumným použitím možnosti programovacieho jazyka pracovať z operačnou pamäťou. Síce na pri prace z súborovým systémom nejde o veľké náklady na <text:span text:style-name="T75">objem </text:span>operačn<text:span text:style-name="T75">ej</text:span> pamät<text:span text:style-name="T75">e</text:span>, ale časte a neopatrné vydelenie pamäte <text:span text:style-name="T75">pre nastroj </text:span>môž<text:span text:style-name="T75">u</text:span> <text:span text:style-name="T75">ho </text:span>výrazne spomaliť.</text:p>
      <text:p text:style-name="P103">Potreba spoľahlivostí a bezpečnosti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74">pre diagnostiku alebo havarijne prerušenie nastroja</text:span>.</text:p>
      <text:p text:style-name="P104"/>
      <text:p text:style-name="P105"/>
      <text:p text:style-name="P106" loext:marker-style-name="T1"/>
      <text:list text:continue-numbering="true" text:style-name="WWNum3">
        <text:list-item>
          <text:h text:style-name="P107" text:outline-level="1"><text:bookmark-start text:name="__RefHeading___Toc3177_1107819706"/><text:bookmark-start text:name="_Toc179973486"/>Materiál a metodika<text:bookmark-end text:name="__RefHeading___Toc3177_1107819706"/><text:bookmark-end text:name="_Toc17997348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108" text:outline-level="1"><text:bookmark-start text:name="__RefHeading___Toc3179_1107819706"/><text:bookmark-start text:name="_Toc179973487"/>Podnadpis<text:bookmark-end text:name="__RefHeading___Toc3179_1107819706"/><text:bookmark-end text:name="_Toc179973487"/></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09"/>
      <text:p text:style-name="P110" loext:marker-style-name="T76"/>
      <text:list text:continue-numbering="true" text:style-name="WWNum3">
        <text:list-item>
          <text:h text:style-name="P107" text:outline-level="1"><text:bookmark-start text:name="__RefHeading___Toc3181_1107819706"/><text:bookmark-start text:name="_Toc179973488"/>Diskusia<text:bookmark-end text:name="__RefHeading___Toc3181_1107819706"/><text:bookmark-end text:name="_Toc179973488"/></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10" loext:marker-style-name="T76"/>
      <text:list text:continue-numbering="true" text:style-name="WWNum3">
        <text:list-item>
          <text:h text:style-name="P107" text:outline-level="1"><text:bookmark-start text:name="__RefHeading___Toc3183_1107819706"/><text:bookmark-start text:name="_Toc179973489"/>Závery práce<text:bookmark-end text:name="__RefHeading___Toc3183_1107819706"/><text:bookmark-end text:name="_Toc179973489"/></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110" loext:marker-style-name="T76"/>
      <text:list text:continue-numbering="true" text:style-name="WWNum3">
        <text:list-item>
          <text:h text:style-name="P107" text:outline-level="1"><text:bookmark-start text:name="__RefHeading___Toc3185_1107819706"/><text:bookmark-start text:name="_Toc179973490"/>Zhrnutie<text:bookmark-end text:name="__RefHeading___Toc3185_1107819706"/><text:bookmark-end text:name="_Toc179973490"/></text:h>
        </text:list-item>
      </text:list>
      <text:p text:style-name="P109"/>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111" loext:marker-style-name="T77"><text:bookmark-start text:name="_Toc179973491"/></text:p>
      <text:list text:continue-numbering="true" text:style-name="WWNum3">
        <text:list-item>
          <text:h text:style-name="P112" text:outline-level="1"><text:bookmark-start text:name="__RefHeading___Toc3187_1107819706"/>Zoznam použitej literatúry<text:bookmark-end text:name="__RefHeading___Toc3187_1107819706"/><text:bookmark-end text:name="_Toc179973491"/></text:h>
        </text:list-item>
      </text:list>
      <text:p text:style-name="P113"><text:span text:style-name="T78">[1] </text:span><text:span text:style-name="Emphasis"><text:span text:style-name="T78">SHOTTS, William. The Linux Command Line. Fifth Internet Edition [online]. [S.l.]: LinuxCommand.org, 2019 [cit. 2026-02-18]. </text:span></text:span><text:span text:style-name="Emphasis"><text:span text:style-name="T79">Dostupne na internete</text:span></text:span><text:span text:style-name="Emphasis"><text:span text:style-name="T78">: </text:span></text:span></text:p>
      <text:p text:style-name="P114"><text:span text:style-name="Emphasis"><text:span text:style-name="T78">&lt;https://openlab.citytech.cuny.edu/emt2390l/files/2020/03/The-Linux-Command-Line-Book-5th-Edition.pdf&gt;</text:span></text:span></text:p>
      <text:p text:style-name="P115">[2] MORIN, Pat. Open Data Structures (in C++) [online]. [S.l.]: Open Data Structures, 2013 [cit. 2026-02-18]. Dostupne na internete:<text:line-break/>&lt;https://opendatastructures.org/versions/edition-0.1c/ods-cpp.pdf&gt;</text:p>
      <text:p text:style-name="P116">[3] FREE SOFTWARE FOUNDATION, Inc. GNU Grep: Print lines that match patterns. Version 3.12, 2 January 2025 [online]. [S.l.]: Free Software Foundation, Inc., 2025 [cit. 2026-02-18]. Dostupne na internete:<text:line-break/>&lt;https://www.gnu.org/s/grep/manual/grep.pdf&gt;</text:p>
      <text:p text:style-name="P117"><text:span text:style-name="T78">[4] LSB Workgroup, The Linux Foundation. </text:span><text:span text:style-name="Emphasis"><text:span text:style-name="T78">Filesystem Hierarchy Standard</text:span></text:span><text:span text:style-name="T78">. Version 3.0 [online]. [S.l.]: The Linux Foundation, 2015-03-19 [cit. 2026-02-18]. Dostupne na internete:<text:line-break/>&lt;https://refspecs.linuxfoundation.org/FHS_3.0/fhs-3.0.pdf&gt;</text:span></text:p>
      <text:p text:style-name="P118"><text:span text:style-name="T78">[5] CHACON, Scott a STRAUB, Ben. Pro Git. 2nd Edition [online]. [S.l.]: Apress, 2014 [cit. 2026-02-19]. Dostupne na internete:<text:line-break/>&lt;https://git-scm.com/book/en/v2&gt;</text:span></text:p>
      <text:p text:style-name="P119">[6] KLÁBNIK, Steve a NICHOLS, Carol. The Rust Programming Language [online]. [S.l.]: Rust Project Developers, n.d. [cit. 2026-02-19]. Dostupne na internete:<text:line-break/>&lt;https://doc.rust-lang.org/book/ch04-01-what-is-ownership.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9</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12</meta:editing-cycles>
    <meta:creation-date>2024-10-15T07:50:00</meta:creation-date>
    <dc:date>2026-02-19T17:41:54.315279946</dc:date>
    <meta:editing-duration>P1DT14H44M10S</meta:editing-duration>
    <meta:generator>LibreOffice/25.8.4.2$Linux_X86_64 LibreOffice_project/580$Build-2</meta:generator>
    <meta:document-statistic meta:table-count="0" meta:image-count="0" meta:object-count="0" meta:page-count="25" meta:paragraph-count="192" meta:word-count="3946" meta:character-count="27549" meta:non-whitespace-character-count="23736"/>
    <meta:user-defined meta:name="AppVersion">16.0000</meta:user-defined>
    <meta:user-defined meta:name="ContentTypeId">0x010100FF914F332154174D803A7B644D03395C</meta:user-defined>
    <meta:template xlink:type="simple" xlink:actuate="onRequest" xlink:title="Normal.dotm" xlink:href=""/>
  </office:meta>
</office:document-meta>
</file>